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text-properties fo:font-size="16pt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font-size="24pt" fo:font-style="italic"/>
    </style:style>
    <style:style style:name="T6" style:family="text">
      <style:text-properties fo:color="#23ff23" fo:font-size="24pt"/>
    </style:style>
    <style:style style:name="T7" style:family="text">
      <style:text-properties fo:color="#ffff00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OpenMP</presentation:footer-decl>
      <presentation:footer-decl presentation:name="ftr2">CMPTxxxx</presentation:footer-decl>
      <presentation:date-time-decl presentation:name="dtd1" presentation:source="fixed">27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OpenMP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27 Jan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Memory</text:span> models:</text:p>
                <text:list>
                  <text:list-item>
                    <text:p text:style-name="P1"><text:span text:style-name="T1">Shared</text:span> (<text:span text:style-name="T2">SMP</text:span>)</text:p>
                  </text:list-item>
                  <text:list-item>
                    <text:p text:style-name="P1"><text:span text:style-name="T1">Distributed</text:span> (<text:span text:style-name="T2">cluster</text:span>)</text:p>
                  </text:list-item>
                  <text:list-item>
                    <text:p text:style-name="P1">Hybrid</text:p>
                  </text:list-item>
                </text:list>
              </text:list-item>
              <text:list-item>
                <text:p text:style-name="P1"><text:span text:style-name="T1">Programming</text:span> models:</text:p>
                <text:list>
                  <text:list-item>
                    <text:p text:style-name="P1"><text:span text:style-name="T1">Threads</text:span> (<text:span text:style-name="T2">PThreads</text:span>, <text:span text:style-name="T2">OpenMP</text:span>)</text:p>
                  </text:list-item>
                  <text:list-item>
                    <text:p text:style-name="P1"><text:span text:style-name="T1">Message</text:span> passing (<text:span text:style-name="T2">MPI</text:span>)</text:p>
                  </text:list-item>
                  <text:list-item>
                    <text:p text:style-name="P1"><text:span text:style-name="T1">Data</text:span>-<text:span text:style-name="T1">parallel</text:span> (<text:span text:style-name="T2">HPF</text:span>)</text:p>
                  </text:list-item>
                  <text:list-item>
                    <text:p text:style-name="P1">Hybrid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ing a parallel progra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Designing</text:span> a program to work and make full use of multiple processors is <text:span text:style-name="T1">tough</text:span></text:p>
              </text:list-item>
              <text:list-item>
                <text:p text:style-name="P1">Fully <text:span text:style-name="T1">automatic</text:span> parallelizing compilers exist:</text:p>
                <text:list>
                  <text:list-item>
                    <text:p text:style-name="P1"><text:span text:style-name="T1">Analyzes</text:span> your code for parallel opportunities</text:p>
                  </text:list-item>
                  <text:list-item>
                    <text:p text:style-name="P1"><text:span text:style-name="T2">For</text:span> loops, <text:span text:style-name="T2">iteration</text:span> over arrays, etc.</text:p>
                  </text:list-item>
                </text:list>
              </text:list-item>
              <text:list-item>
                <text:p text:style-name="P1"><text:span text:style-name="T1">Directives</text:span> can make the compiler's job easier:</text:p>
                <text:list>
                  <text:list-item>
                    <text:p text:style-name="P1"><text:span text:style-name="T2">#pragma</text:span> delimits portions of code that have minimal <text:span text:style-name="T1">dependencies</text:span> (coarse granularity)</text:p>
                  </text:list-item>
                </text:list>
              </text:list-item>
              <text:list-item>
                <text:p text:style-name="P1">The most <text:span text:style-name="T1">control</text:span> and speedup is from manually programming it: <text:span text:style-name="T1">explicit parallelism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MP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n industry standard <text:span text:style-name="T1">API</text:span> for <text:span text:style-name="T1">shared-memory</text:span> parallelism for <text:span text:style-name="T1">high-performance</text:span> computing</text:p>
              </text:list-item>
              <text:list-item>
                <text:p text:style-name="P1">Programmers <text:span text:style-name="T1">interface</text:span> to OpenMP via:</text:p>
                <text:list>
                  <text:list-item>
                    <text:p text:style-name="P1"><text:span text:style-name="T1">Compiler</text:span> directives (<text:span text:style-name="T2">#pragma omp parallel</text:span>)</text:p>
                  </text:list-item>
                  <text:list-item>
                    <text:p text:style-name="P1">Library <text:span text:style-name="T1">subroutines</text:span> (<text:span text:style-name="T2">omp_get_num_threads()</text:span>)</text:p>
                  </text:list-item>
                  <text:list-item>
                    <text:p text:style-name="P1"><text:span text:style-name="T1">Environment</text:span> variables (<text:span text:style-name="T2">OMP_NUM_THREADS</text:span>)</text:p>
                  </text:list-item>
                </text:list>
              </text:list-item>
              <text:list-item>
                <text:p text:style-name="P1"><text:span text:style-name="T1">Fork/join</text:span> threading model:</text:p>
                <text:list>
                  <text:list-item>
                    <text:p text:style-name="P1">Fork at start of a parallel construct</text:p>
                  </text:list-item>
                  <text:list-item>
                    <text:p text:style-name="P1">Join (implied barrier) at end of construc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MP parallel construc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#pragma omp </text:span><text:span text:style-name="T1">parallel</text:span></text:p>
                <text:list>
                  <text:list-item>
                    <text:p text:style-name="P1">Code <text:span text:style-name="T1">duplicated</text:span> to all threads (SIMD)</text:p>
                  </text:list-item>
                </text:list>
              </text:list-item>
              <text:list-item>
                <text:p text:style-name="P1"><text:span text:style-name="T2">#pragma omp </text:span><text:span text:style-name="T1">for</text:span></text:p>
                <text:list>
                  <text:list-item>
                    <text:p text:style-name="P1">Distribute <text:span text:style-name="T1">iterations</text:span> of a for loop</text:p>
                  </text:list-item>
                </text:list>
              </text:list-item>
              <text:list-item>
                <text:p text:style-name="P1"><text:span text:style-name="T2">#pragma omp </text:span><text:span text:style-name="T1">sections</text:span></text:p>
                <text:list>
                  <text:list-item>
                    <text:p text:style-name="P1"><text:span text:style-name="T2">#pragma omp </text:span><text:span text:style-name="T1">section</text:span></text:p>
                  </text:list-item>
                  <text:list-item>
                    <text:p text:style-name="P1"><text:span text:style-name="T2">#pragma omp section</text:span></text:p>
                  </text:list-item>
                  <text:list-item>
                    <text:p text:style-name="P1">Each section has different <text:span text:style-name="T1">code</text:span>, one thread per section (MIMD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iling with OpenMP</text:p>
          </draw:text-box>
        </draw:frame>
        <draw:frame presentation:style-name="pr5" draw:text-style-name="P3" draw:layer="layout" svg:width="25.199cm" svg:height="15.615cm" svg:x="1.4cm" svg:y="4.007cm" presentation:class="outline" presentation:user-transformed="true">
          <draw:text-box>
            <text:list text:style-name="L3">
              <text:list-item>
                <text:p text:style-name="P1"><text:span text:style-name="T1">OpenMP</text:span> is implemented in gcc/g++:</text:p>
                <text:list>
                  <text:list-item>
                    <text:list>
                      <text:list-item>
                        <text:p><text:span text:style-name="T2">4.1.2 </text:span><text:span text:style-name="T3">(OpenMP 2.0) (on carmel)</text:span></text:p>
                      </text:list-item>
                      <text:list-item>
                        <text:p><text:span text:style-name="T3">4.2 (OpenMP 2.5) (current)</text:span></text:p>
                      </text:list-item>
                      <text:list-item>
                        <text:p><text:span text:style-name="T3">4.4 (OpenMP 3.0) (devel)</text:span></text:p>
                      </text:list-item>
                    </text:list>
                  </text:list-item>
                  <text:list-item>
                    <text:p text:style-name="P1">Also in <text:span text:style-name="T2">MSVC 2005, 2008</text:span> (but not .NET)</text:p>
                  </text:list-item>
                  <text:list-item>
                    <text:p>See <text:span text:style-name="T4"><text:a xlink:href="http://openmp.org/wp/openmp-compilers/">OpenMP website</text:a></text:span><text:span text:style-name="T4"> </text:span><text:span text:style-name="T3">for more details </text:span></text:p>
                  </text:list-item>
                </text:list>
              </text:list-item>
              <text:list-item>
                <text:p text:style-name="P1"><text:span text:style-name="T1">Include</text:span>: <text:span text:style-name="T2">#include &lt;omp.h&gt;</text:span></text:p>
              </text:list-item>
              <text:list-item>
                <text:p text:style-name="P1"><text:span text:style-name="T1">Compile</text:span> with flag: <text:span text:style-name="T2">-fopenmp</text:span></text:p>
              </text:list-item>
              <text:list-item>
                <text:p text:style-name="P1"><text:span text:style-name="T1">Link</text:span> with: <text:span text:style-name="T2">-lgomp</text:span> (GNU OpenMP)</text:p>
              </text:list-item>
              <text:list-item>
                <text:p text:style-name="P1">See sample <text:span text:style-name="T1">Makefiles</text:span> on <text:span text:style-name="T2">carmel</text:span> under<text:line-break/><text:tab/><text:tab/><text:tab/><text:span text:style-name="T4">/home/seanho/cmpt370/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hared vs. private variables</text:p>
          </draw:text-box>
        </draw:frame>
        <draw:frame presentation:style-name="pr5" draw:text-style-name="P3" draw:layer="layout" svg:width="25.199cm" svg:height="14.69cm" svg:x="1.4cm" svg:y="4.507cm" presentation:class="outline" presentation:user-transformed="true">
          <draw:text-box>
            <text:list text:style-name="L3">
              <text:list-item>
                <text:p text:style-name="P1">By default, most <text:span text:style-name="T1">variables</text:span> in OpenMP are <text:span text:style-name="T1">shared</text:span> by all threads</text:p>
                <text:list>
                  <text:list-item>
                    <text:p text:style-name="P1">Except variables declared within a block <text:span text:style-name="T1">inside</text:span> a parallel region</text:p>
                  </text:list-item>
                  <text:list-item>
                    <text:p text:style-name="P1">Or can <text:span text:style-name="T1">declare</text:span> a variable to be <text:span text:style-name="T2">private</text:span> to each thread</text:p>
                  </text:list-item>
                  <text:list-item>
                    <text:p text:style-name="P1">Also a <text:span text:style-name="T2">reduce</text:span> operation to combine <text:span text:style-name="T1">partial</text:span> results from each thread (more later)<text:line-break/></text:p>
                  </text:list-item>
                </text:list>
              </text:list-item>
              <text:list-item>
                <text:p text:style-name="P1"><text:span text:style-name="T2">helloworld.c</text:span> example on <text:span text:style-name="T2">carmel</text:span>:</text:p>
                <text:list>
                  <text:list-item>
                    <text:p text:style-name="P1"><text:span text:style-name="T4">/home/seanho/cmpt370/helloworld/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OpenMP synchronization pragmas</text:p>
          </draw:text-box>
        </draw:frame>
        <draw:frame presentation:style-name="pr5" draw:text-style-name="P3" draw:layer="layout" svg:width="26.6cm" svg:height="15.251cm" svg:x="1.4cm" svg:y="3.907cm" presentation:class="outline" presentation:user-transformed="true">
          <draw:text-box>
            <text:list text:style-name="L3">
              <text:list-item>
                <text:p text:style-name="P1"><text:span text:style-name="T2">#pragma omp</text:span> <text:span text:style-name="T1">parallel</text:span></text:p>
                <text:list>
                  <text:list-item>
                    <text:p text:style-name="P1">Next block (use <text:span text:style-name="T2">{}</text:span>) is a <text:span text:style-name="T1">parallel</text:span> section</text:p>
                  </text:list-item>
                </text:list>
              </text:list-item>
              <text:list-item>
                <text:p text:style-name="P1"><text:span text:style-name="T2">#pragma omp</text:span> <text:span text:style-name="T1">critical</text:span></text:p>
                <text:list>
                  <text:list-item>
                    <text:p text:style-name="P1">Next block should be <text:span text:style-name="T1">one-thread-at-a-time</text:span></text:p>
                  </text:list-item>
                </text:list>
              </text:list-item>
              <text:list-item>
                <text:p text:style-name="P1"><text:span text:style-name="T2">#pragma omp</text:span> <text:span text:style-name="T1">single</text:span></text:p>
                <text:list>
                  <text:list-item>
                    <text:p text:style-name="P1">next block run by <text:span text:style-name="T1">only one</text:span> of the threads</text:p>
                  </text:list-item>
                </text:list>
              </text:list-item>
              <text:list-item>
                <text:p text:style-name="P1"><text:span text:style-name="T2">#pragma omp</text:span> <text:span text:style-name="T1">barrier</text:span></text:p>
                <text:list>
                  <text:list-item>
                    <text:p text:style-name="P1">Wait for all threads: <text:span text:style-name="T1">synchronization</text:span> point</text:p>
                  </text:list-item>
                </text:list>
              </text:list-item>
              <text:list-item>
                <text:p text:style-name="P1">Others: <text:span text:style-name="T2">master</text:span>, <text:span text:style-name="T2">ordered</text:span>, <text:span text:style-name="T2">atomic</text:span>, <text:span text:style-name="T2">flush</text:span></text:p>
              </text:list-item>
              <text:list-item>
                <text:p text:style-name="P1">Handy reference card: <text:span text:style-name="T4"><text:a xlink:href="http://www.openmp.org/mp-documents/OpenMP3.0-SummarySpec.pdf">OpenMP homepage (v3.0)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ow many threads?</text:p>
          </draw:text-box>
        </draw:frame>
        <draw:frame presentation:style-name="pr5" draw:text-style-name="P3" draw:layer="layout" svg:width="25.199cm" svg:height="14.415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Can be </text:span><text:span text:style-name="T1">fewer</text:span><text:span text:style-name="T3"> </text:span><text:span text:style-name="T2">threads</text:span><text:span text:style-name="T3"> than physical </text:span><text:span text:style-name="T2">processors</text:span></text:p>
                <text:list>
                  <text:list-item>
                    <text:p text:style-name="P1"><text:span text:style-name="T1">Wasting</text:span><text:span text:style-name="T3"> the other processors</text:span></text:p>
                  </text:list-item>
                </text:list>
              </text:list-item>
              <text:list-item>
                <text:p text:style-name="P1"><text:span text:style-name="T3">Or </text:span><text:span text:style-name="T1">more</text:span><text:span text:style-name="T3"> threads than processors</text:span></text:p>
                <text:list>
                  <text:list-item>
                    <text:p text:style-name="P1"><text:span text:style-name="T3">Threads will </text:span><text:span text:style-name="T1">queue</text:span><text:span text:style-name="T3">, waiting for a free CPU</text:span></text:p>
                  </text:list-item>
                </text:list>
              </text:list-item>
              <text:list-item>
                <text:p text:style-name="P1"><text:span text:style-name="T3">By default, OpenMP will use </text:span><text:span text:style-name="T1">as many</text:span><text:span text:style-name="T3"> threads as there are processors (</text:span><text:span text:style-name="T2">8</text:span><text:span text:style-name="T3"> on carmel)</text:span></text:p>
              </text:list-item>
              <text:list-item>
                <text:p text:style-name="P1"><text:span text:style-name="T3">Change at runtime with </text:span><text:span text:style-name="T1">environment</text:span><text:span text:style-name="T3"> variable:</text:span></text:p>
                <text:list>
                  <text:list-item>
                    <text:p text:style-name="P1"><text:span text:style-name="T2">OMP_NUM_THREADS=1 ./helloworld</text:span></text:p>
                  </text:list-item>
                </text:list>
              </text:list-item>
              <text:list-item>
                <text:p text:style-name="P1"><text:span text:style-name="T3">Can also change inside program with a library </text:span><text:span text:style-name="T1">subrouti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penMP library routines</text:p>
          </draw:text-box>
        </draw:frame>
        <draw:frame presentation:style-name="pr5" draw:text-style-name="P3" draw:layer="layout" svg:width="25.199cm" svg:height="15.251cm" svg:x="1.4cm" svg:y="4.507cm" presentation:class="outline" presentation:user-transformed="true">
          <draw:text-box>
            <text:list text:style-name="L3">
              <text:list-item>
                <text:p text:style-name="P1"><text:span text:style-name="T3">int</text:span><text:span text:style-name="T2"> omp_get_num_threads()</text:span></text:p>
              </text:list-item>
              <text:list-item>
                <text:p text:style-name="P1">int <text:span text:style-name="T2">omp_set_num_threads()</text:span></text:p>
                <text:list>
                  <text:list-item>
                    <text:p text:style-name="P1">How many <text:span text:style-name="T1">threads</text:span> are currently in use</text:p>
                  </text:list-item>
                </text:list>
              </text:list-item>
              <text:list-item>
                <text:p text:style-name="P1">int <text:span text:style-name="T2">omp_get_thread_num()</text:span></text:p>
                <text:list>
                  <text:list-item>
                    <text:p text:style-name="P1">Which thread <text:span text:style-name="T1">id</text:span> I am</text:p>
                  </text:list-item>
                </text:list>
              </text:list-item>
              <text:list-item>
                <text:p text:style-name="P1">double <text:span text:style-name="T2">omp_get_wtime()</text:span></text:p>
                <text:list>
                  <text:list-item>
                    <text:p text:style-name="P1">Get <text:span text:style-name="T1">wall-clock</text:span> time in number of seconds</text:p>
                  </text:list-item>
                </text:list>
              </text:list-item>
              <text:list-item>
                <text:p text:style-name="P1">double <text:span text:style-name="T2">omp_get_wtick()</text:span></text:p>
                <text:list>
                  <text:list-item>
                    <text:p text:style-name="P1">Get <text:span text:style-name="T1">precision</text:span> of omp_get_wtime() in seconds</text:p>
                  </text:list-item>
                </text:list>
              </text:list-item>
              <text:list-item>
                <text:p text:style-name="P1">A few others (not many) for <text:span text:style-name="T1">lock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cheduling a for loop</text:p>
          </draw:text-box>
        </draw:frame>
        <draw:frame presentation:style-name="pr5" draw:text-style-name="P3" draw:layer="layout" svg:width="25.199cm" svg:height="14.588cm" svg:x="1.4cm" svg:y="4.507cm" presentation:class="outline" presentation:user-transformed="true">
          <draw:text-box>
            <text:list text:style-name="L3">
              <text:list-item>
                <text:p text:style-name="P1">How is work <text:span text:style-name="T1">distributed</text:span> amongst threads?</text:p>
                <text:list>
                  <text:list-item>
                    <text:p text:style-name="P1"><text:span text:style-name="T2">schedule(</text:span><text:span text:style-name="T1">static</text:span><text:span text:style-name="T2">)</text:span><text:span text:style-name="T5"> (optional chunk-size)</text:span></text:p>
                    <text:list>
                      <text:list-item>
                        <text:p text:style-name="P1">Divide iterations into <text:span text:style-name="T1">chunks</text:span>, distribute <text:span text:style-name="T1">evenly</text:span> amongst threads</text:p>
                      </text:list-item>
                    </text:list>
                  </text:list-item>
                  <text:list-item>
                    <text:p text:style-name="P1"><text:span text:style-name="T2">schedule(</text:span><text:span text:style-name="T1">dynamic</text:span><text:span text:style-name="T2">)</text:span><text:span text:style-name="T5"> (optional chunk-size)</text:span></text:p>
                    <text:list>
                      <text:list-item>
                        <text:p text:style-name="P1"><text:span text:style-name="T1">Queue</text:span> of chunks: threads take <text:span text:style-name="T1">next</text:span> avail. chunk</text:p>
                      </text:list-item>
                    </text:list>
                  </text:list-item>
                  <text:list-item>
                    <text:p text:style-name="P1"><text:span text:style-name="T2">schedule(</text:span><text:span text:style-name="T1">guided</text:span><text:span text:style-name="T2">)</text:span><text:span text:style-name="T5"> (optional chunk-size)</text:span></text:p>
                    <text:list>
                      <text:list-item>
                        <text:p text:style-name="P1">Like <text:span text:style-name="T2">dynamic</text:span>, but chunk size is exponentially <text:span text:style-name="T1">reduced</text:span></text:p>
                      </text:list-item>
                    </text:list>
                  </text:list-item>
                  <text:list-item>
                    <text:p text:style-name="P1"><text:span text:style-name="T2">schedule(</text:span><text:span text:style-name="T1">runtime</text:span><text:span text:style-name="T2">)</text:span></text:p>
                    <text:list>
                      <text:list-item>
                        <text:p text:style-name="P1">Follow <text:span text:style-name="T2">OMP_SCHEDULE </text:span>environment vari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duc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Option to for loops: <text:span text:style-name="T2">reduction(op:var)</text:span></text:p>
                <text:list>
                  <text:list-item>
                    <text:p>Each thread <text:span text:style-name="T1">contributes</text:span> toward <text:span text:style-name="T2">var</text:span></text:p>
                  </text:list-item>
                  <text:list-item>
                    <text:p>Results are <text:span text:style-name="T1">combined</text:span> using the <text:span text:style-name="T2">op</text:span></text:p>
                  </text:list-item>
                  <text:list-item>
                    <text:p text:style-name="P1">e.g.: finding <text:span text:style-name="T1">sum</text:span> of a vector</text:p>
                  </text:list-item>
                </text:list>
              </text:list-item>
            </text:list>
            <text:p text:style-name="P6"><text:span text:style-name="T6">#pragma omp for </text:span><text:span text:style-name="T7">reduction(+:sum)</text:span></text:p>
            <text:p text:style-name="P6"><text:span text:style-name="T6">for (i = 0; i &lt; num_iters; i++)</text:span></text:p>
            <text:p text:style-name="P7"><text:span text:style-name="T6">sum += vector[i];</text:span></text:p>
            <text:list text:continue-numbering="true" text:style-name="L3">
              <text:list-item>
                <text:list>
                  <text:list-item>
                    <text:p text:style-name="P1"><text:span text:style-name="T1">Ops</text:span>: <text:span text:style-name="T2">sum</text:span>(+), <text:span text:style-name="T2">product</text:span>(*), <text:span text:style-name="T2">and</text:span>(&amp;&amp;), <text:span text:style-name="T2">or</text:span>(||).<text:line-break/></text:p>
                  </text:list-item>
                </text:list>
              </text:list-item>
              <text:list-item>
                <text:p text:style-name="P1">See <text:span text:style-name="T4"><text:a xlink:href="http://twu.seanho.com/09spr/cmpt370/openmp/pi/">pi-leibniz.c</text:a></text:span> examp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Lab2: Your OpenMP progra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Ideas:</text:p>
                <text:list>
                  <text:list-item>
                    <text:p text:style-name="P1">Numerical <text:span text:style-name="T1">integration</text:span> (like <text:span text:style-name="T4"><text:a xlink:href="http://twu.seanho.com/09spr/cmpt370/openmp/pi/">pi-leibniz.c</text:a></text:span>)</text:p>
                  </text:list-item>
                  <text:list-item>
                    <text:p text:style-name="P1">Generating <text:span text:style-name="T1">fractals</text:span>:</text:p>
                    <text:list>
                      <text:list-item>
                        <text:p>See <text:span text:style-name="T4"><text:a xlink:href="http://twu.seanho.com/09spr/cmpt370/openmp/mandelbrot/">mandelbrot</text:a></text:span>/ example</text:p>
                      </text:list-item>
                    </text:list>
                  </text:list-item>
                  <text:list-item>
                    <text:p text:style-name="P1">Dictionary/brute force <text:span text:style-name="T1">encryption</text:span> cracking?</text:p>
                  </text:list-item>
                  <text:list-item>
                    <text:p text:style-name="P1"><text:span text:style-name="T1">Prime</text:span> number generation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08T12:49:02</meta:creation-date>
    <dc:date>2009-01-27T18:03:45</dc:date>
    <dc:language>en-US</dc:language>
    <meta:editing-cycles>69</meta:editing-cycles>
    <meta:editing-duration>PT38H22M11S</meta:editing-duration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